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officeooo:rsid="0018dbc8" officeooo:paragraph-rsid="0018dbc8"/>
    </style:style>
    <style:style style:name="P2" style:family="paragraph" style:parent-style-name="Standard">
      <style:text-properties fo:language="es" fo:country="ES" officeooo:rsid="001999d4" officeooo:paragraph-rsid="001999d4"/>
    </style:style>
    <style:style style:name="P3" style:family="paragraph" style:parent-style-name="Standard">
      <style:text-properties fo:language="es" fo:country="ES" officeooo:rsid="001b1663" officeooo:paragraph-rsid="001b1663"/>
    </style:style>
    <style:style style:name="T1" style:family="text">
      <style:text-properties officeooo:rsid="001b16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elegido la pagina de Toyota debido a mi cariño a Japón y a los coches, y me interesa sobretodo por su diseño bastante minimalista y básico pese a los productos que venden/ ofrecen.</text:p>
      <text:p text:style-name="P1"/>
      <text:p text:style-name="P1">En cuanto a la accesibilidad es baja, aunque tienen un apartado de accesibilidad en el que se comprometen a que su web y herramientas digitales sean accesibles para todo el mundo y para que te comuniques con ellos en caso de algún problema de accesibilidad con la pagina o servicio.</text:p>
      <text:p text:style-name="P1"/>
      <text:p text:style-name="P2">En cuanto a responsive tiene lo justo, algunas imágenes que hacen zoom al poner el ratón por encima, apartados y opciones que se trasparentan al pasar por encima de otras, textos subrayados al poner el ratón sobre ellos, muy pocos textos que aumenten de tamaño al posicionar el ratón sobre ellos, unas pocas imágenes que parecen redirigir a otra pestaña no lo son, etc.</text:p>
      <text:p text:style-name="P2"/>
      <text:p text:style-name="P2">La mejoraría añadiendo más movimiento a la pagina, por ejemplo con un vídeo con audio disponible en el menú principal, optimizando la parte de los desplegables, <text:span text:style-name="T1">que todos los apartados hicieran zoom en el texto a la hora de pasar por encima, haría un poco más visible esos subrayados,</text:span></text:p>
      <text:p text:style-name="P3">también un poco más llamativa al usuario que la vea, </text:p>
      <text:p text:style-name="P3"/>
      <text:p text:style-name="P3">(que la mayoría que van a visitarla no van vestidos con traje y corbata, no hace falta tanta formalidad)</text:p>
      <text:p text:style-name="P3"/>
      <text:p text:style-name="P3">cambiaría un poco el diseño dependiendo del tipo de servicio, por ejemplo un diseño como el actual para comerciales y empresas esta muy bien, pero no tanto para los usuarios particulares, donde el catalogo con los precios es bastante malo, tiene mucho espacio desaprovechado, ningún tipo de color o decoración y tiene separaciones un tanto curiosas, esto no es atractivo para un comprador particular, y definitivamente cambiaría los desplegables en la barra de navegación, optimizaría más el espacio disponible que actualmente queda vacío en medio entre las opciones y la imagen de la derecha.</text:p>
      <text:p text:style-name="P3"/>
      <text:p text:style-name="P3">El propósito de esta pagina es ofrecer tanto servicios y promociones como vehículos y piezas tanto a comerciales y empresas como a particulares dando siempre información sobre sus productos, también dispone de un apartado sobre noticias y prensa sobre Toyo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09:01:57.471268846</meta:creation-date>
    <dc:date>2023-10-17T09:58:14.838938530</dc:date>
    <meta:editing-duration>PT56M15S</meta:editing-duration>
    <meta:editing-cycles>5</meta:editing-cycles>
    <meta:generator>LibreOffice/7.4.7.2$Linux_X86_64 LibreOffice_project/40$Build-2</meta:generator>
    <meta:document-statistic meta:table-count="0" meta:image-count="0" meta:object-count="0" meta:page-count="1" meta:paragraph-count="8" meta:word-count="360" meta:character-count="2127" meta:non-whitespace-character-count="1774"/>
  </office:meta>
</office:document-meta>
</file>